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officeooo:rsid="00db5774" officeooo:paragraph-rsid="01093b97" style:font-size-asian="12pt" style:font-size-complex="12pt"/>
    </style:style>
    <style:style style:name="P2" style:family="paragraph" style:parent-style-name="Text_20_body">
      <style:text-properties fo:font-size="12pt" officeooo:rsid="00db5774" officeooo:paragraph-rsid="0104186e" style:font-size-asian="12pt" style:font-size-complex="12pt"/>
    </style:style>
    <style:style style:name="P3" style:family="paragraph" style:parent-style-name="Text_20_body">
      <style:text-properties fo:font-size="12pt" officeooo:rsid="00f579d6" officeooo:paragraph-rsid="00f579d6" style:font-size-asian="12pt" style:font-size-complex="12pt"/>
    </style:style>
    <style:style style:name="P4" style:family="paragraph" style:parent-style-name="Text_20_body">
      <style:text-properties fo:font-size="12pt" officeooo:rsid="00f579d6" officeooo:paragraph-rsid="010b1178" style:font-size-asian="12pt" style:font-size-complex="12pt"/>
    </style:style>
    <style:style style:name="P5" style:family="paragraph" style:parent-style-name="Text_20_body">
      <style:text-properties fo:font-size="12pt" officeooo:rsid="0104186e" officeooo:paragraph-rsid="010bafbe" style:font-size-asian="12pt" style:font-size-complex="12pt"/>
    </style:style>
    <style:style style:name="P6" style:family="paragraph" style:parent-style-name="Text_20_body">
      <style:text-properties fo:font-size="12pt" officeooo:rsid="01093b97" officeooo:paragraph-rsid="01093b97" style:font-size-asian="12pt" style:font-size-complex="12pt"/>
    </style:style>
    <style:style style:name="P7" style:family="paragraph" style:parent-style-name="Text_20_body">
      <style:text-properties fo:font-size="12pt" officeooo:rsid="010b1178" officeooo:paragraph-rsid="010b1178" style:font-size-asian="12pt" style:font-size-complex="12pt"/>
    </style:style>
    <style:style style:name="P8" style:family="paragraph" style:parent-style-name="Text_20_body">
      <style:text-properties fo:font-size="12pt" officeooo:rsid="010b1178" officeooo:paragraph-rsid="010e3c26" style:font-size-asian="12pt" style:font-size-complex="12pt"/>
    </style:style>
    <style:style style:name="P9" style:family="paragraph" style:parent-style-name="Text_20_body">
      <style:text-properties fo:font-size="12pt" officeooo:rsid="010bafbe" officeooo:paragraph-rsid="010bafbe" style:font-size-asian="12pt" style:font-size-complex="12pt"/>
    </style:style>
    <style:style style:name="P10" style:family="paragraph" style:parent-style-name="Text_20_body">
      <style:text-properties fo:font-size="12pt" officeooo:rsid="010bafbe" officeooo:paragraph-rsid="010df5b4" style:font-size-asian="12pt" style:font-size-complex="12pt"/>
    </style:style>
    <style:style style:name="P11" style:family="paragraph" style:parent-style-name="Text_20_body">
      <style:text-properties fo:font-size="12pt" officeooo:rsid="010bafbe" officeooo:paragraph-rsid="010e8ba8" style:font-size-asian="12pt" style:font-size-complex="12pt"/>
    </style:style>
    <style:style style:name="P12" style:family="paragraph" style:parent-style-name="Text_20_body">
      <style:text-properties fo:font-size="12pt" officeooo:rsid="010c9770" officeooo:paragraph-rsid="010c9770" style:font-size-asian="12pt" style:font-size-complex="12pt"/>
    </style:style>
    <style:style style:name="P13" style:family="paragraph" style:parent-style-name="Text_20_body">
      <style:text-properties fo:font-size="12pt" officeooo:rsid="010c9770" officeooo:paragraph-rsid="010df5b4" style:font-size-asian="12pt" style:font-size-complex="12pt"/>
    </style:style>
    <style:style style:name="P14" style:family="paragraph" style:parent-style-name="Text_20_body">
      <style:text-properties fo:font-size="12pt" officeooo:rsid="010e8ba8" officeooo:paragraph-rsid="010e8ba8" style:font-size-asian="12pt" style:font-size-complex="12pt"/>
    </style:style>
    <style:style style:name="P15" style:family="paragraph" style:parent-style-name="Text_20_body">
      <style:text-properties fo:font-size="12pt" officeooo:rsid="01121a87" officeooo:paragraph-rsid="01121a87" style:font-size-asian="12pt" style:font-size-complex="12pt"/>
    </style:style>
    <style:style style:name="P16" style:family="paragraph" style:parent-style-name="Text_20_body">
      <style:text-properties fo:font-size="12pt" officeooo:rsid="011b69ac" officeooo:paragraph-rsid="011b69ac" style:font-size-asian="12pt" style:font-size-complex="12pt"/>
    </style:style>
    <style:style style:name="P17" style:family="paragraph" style:parent-style-name="Text_20_body">
      <style:text-properties fo:font-size="12pt" officeooo:rsid="01215210" officeooo:paragraph-rsid="01215210" style:font-size-asian="12pt" style:font-size-complex="12pt"/>
    </style:style>
    <style:style style:name="P18" style:family="paragraph" style:parent-style-name="Text_20_body">
      <style:text-properties officeooo:rsid="00ba1ae0" officeooo:paragraph-rsid="01093b97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10c9770" officeooo:paragraph-rsid="010c9770" style:font-size-asian="12pt" style:font-size-complex="12pt"/>
    </style:style>
    <style:style style:name="P20" style:family="paragraph" style:parent-style-name="Table_20_Contents">
      <style:text-properties fo:font-size="12pt" officeooo:rsid="010df5b4" officeooo:paragraph-rsid="010df5b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10c9770" officeooo:paragraph-rsid="010c9770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Mono" fo:font-size="8pt" style:font-size-asian="8pt" style:font-size-complex="8pt"/>
    </style:style>
    <style:style style:name="P24" style:family="paragraph" style:parent-style-name="Table_20_Contents">
      <style:text-properties style:font-name="Liberation Mono" fo:font-size="8pt" officeooo:rsid="011b997c" officeooo:paragraph-rsid="011b997c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fo:font-size="12pt" officeooo:paragraph-rsid="0118ea41" style:font-size-asian="12pt" style:font-size-complex="12pt"/>
    </style:style>
    <style:style style:name="P26" style:family="paragraph" style:parent-style-name="Heading_20_3">
      <style:text-properties fo:font-size="12pt" style:font-size-asian="12pt" style:font-size-complex="12pt"/>
    </style:style>
    <style:style style:name="P27" style:family="paragraph" style:parent-style-name="Heading_20_3">
      <style:text-properties fo:font-size="13pt" style:font-size-asian="13pt" style:font-size-complex="13pt"/>
    </style:style>
    <style:style style:name="P28" style:family="paragraph" style:parent-style-name="Heading_20_3">
      <style:text-properties fo:font-size="13pt" officeooo:paragraph-rsid="010df5b4" style:font-size-asian="13pt" style:font-size-complex="13pt"/>
    </style:style>
    <style:style style:name="P29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30" style:family="paragraph" style:parent-style-name="Heading_20_2">
      <style:text-properties fo:font-size="14pt" style:font-size-asian="14pt" style:font-size-complex="14pt"/>
    </style:style>
    <style:style style:name="P31" style:family="paragraph" style:parent-style-name="Heading_20_2">
      <style:text-properties fo:font-size="14pt" officeooo:rsid="00f579d6" officeooo:paragraph-rsid="010e3c26" style:font-size-asian="14pt" style:font-size-complex="14pt"/>
    </style:style>
    <style:style style:name="P32" style:family="paragraph" style:parent-style-name="Heading_20_2">
      <style:text-properties fo:font-size="12pt" officeooo:paragraph-rsid="0128f94f" style:font-size-asian="12pt" style:font-size-complex="12pt"/>
    </style:style>
    <style:style style:name="P33" style:family="paragraph" style:parent-style-name="Heading_20_2">
      <style:text-properties fo:font-size="12pt" officeooo:rsid="0128f94f" officeooo:paragraph-rsid="0128f94f" style:font-size-asian="12pt" style:font-size-complex="12pt"/>
    </style:style>
    <style:style style:name="P34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35" style:family="paragraph" style:parent-style-name="Text_20_body">
      <style:text-properties fo:font-size="12pt" officeooo:rsid="010b1178" officeooo:paragraph-rsid="0128f94f" style:font-size-asian="12pt" style:font-size-complex="12pt"/>
    </style:style>
    <style:style style:name="P36" style:family="paragraph" style:parent-style-name="Text_20_body">
      <style:text-properties fo:font-size="12pt" officeooo:rsid="010bafbe" officeooo:paragraph-rsid="010bafbe" style:font-size-asian="12pt" style:font-size-complex="12pt"/>
    </style:style>
    <style:style style:name="P37" style:family="paragraph">
      <style:paragraph-properties fo:text-align="center"/>
    </style:style>
    <style:style style:name="P38" style:family="paragraph">
      <style:text-properties fo:font-size="12pt"/>
    </style:style>
    <style:style style:name="P39" style:family="paragraph">
      <style:paragraph-properties fo:margin-left="0in" fo:margin-right="0in" fo:margin-top="0in" fo:margin-bottom="0in" fo:line-height="100%" fo:text-align="center" fo:text-indent="0in"/>
    </style:style>
    <style:style style:name="P4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indent="0in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0f016dd" style:font-size-asian="10.5pt" style:font-size-complex="12pt"/>
    </style:style>
    <style:style style:name="T3" style:family="text">
      <style:text-properties style:font-name="Liberation Serif" fo:font-size="12pt" officeooo:rsid="01093b97" style:font-size-asian="10.5pt" style:font-size-complex="12pt"/>
    </style:style>
    <style:style style:name="T4" style:family="text">
      <style:text-properties style:font-name="Liberation Serif" fo:font-size="12pt" officeooo:rsid="00db5774" style:font-size-asian="12pt" style:font-size-complex="12pt"/>
    </style:style>
    <style:style style:name="T5" style:family="text">
      <style:text-properties officeooo:rsid="00a27f03"/>
    </style:style>
    <style:style style:name="T6" style:family="text">
      <style:text-properties officeooo:rsid="00a8bc8b"/>
    </style:style>
    <style:style style:name="T7" style:family="text">
      <style:text-properties officeooo:rsid="00ba1ae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10bafbe" style:font-size-asian="12pt" style:font-size-complex="12pt"/>
    </style:style>
    <style:style style:name="T10" style:family="text">
      <style:text-properties officeooo:rsid="01093b97"/>
    </style:style>
    <style:style style:name="T11" style:family="text">
      <style:text-properties officeooo:rsid="010b1178"/>
    </style:style>
    <style:style style:name="T12" style:family="text">
      <style:text-properties officeooo:rsid="010bafbe"/>
    </style:style>
    <style:style style:name="T13" style:family="text">
      <style:text-properties officeooo:rsid="010c9770"/>
    </style:style>
    <style:style style:name="T14" style:family="text">
      <style:text-properties officeooo:rsid="010df5b4"/>
    </style:style>
    <style:style style:name="T15" style:family="text">
      <style:text-properties officeooo:rsid="010e3c26"/>
    </style:style>
    <style:style style:name="T16" style:family="text">
      <style:text-properties officeooo:rsid="010e8ba8"/>
    </style:style>
    <style:style style:name="T17" style:family="text">
      <style:text-properties officeooo:rsid="01108249"/>
    </style:style>
    <style:style style:name="T18" style:family="text">
      <style:text-properties officeooo:rsid="01121a87"/>
    </style:style>
    <style:style style:name="T19" style:family="text">
      <style:text-properties officeooo:rsid="011b69ac"/>
    </style:style>
    <style:style style:name="T20" style:family="text">
      <style:text-properties officeooo:rsid="011b997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0df5b4" style:font-weight-asian="bold" style:font-weight-complex="bold"/>
    </style:style>
    <style:style style:name="T23" style:family="text">
      <style:text-properties fo:font-weight="bold" officeooo:rsid="010e8ba8" style:font-weight-asian="bold" style:font-weight-complex="bold"/>
    </style:style>
    <style:style style:name="T24" style:family="text">
      <style:text-properties fo:font-weight="bold" officeooo:rsid="011d7c9d" style:font-weight-asian="bold" style:font-weight-complex="bold"/>
    </style:style>
    <style:style style:name="T25" style:family="text">
      <style:text-properties officeooo:rsid="011d7c9d"/>
    </style:style>
    <style:style style:name="T26" style:family="text">
      <style:text-properties officeooo:rsid="011ef38d"/>
    </style:style>
    <style:style style:name="T27" style:family="text">
      <style:text-properties officeooo:rsid="0123e904"/>
    </style:style>
    <style:style style:name="T28" style:family="text">
      <style:text-properties officeooo:rsid="0128f94f"/>
    </style:style>
    <style:style style:name="T29" style:family="text">
      <style:text-properties officeooo:rsid="012d63e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Source Han Sans CN Regular" style:font-size-asian="8pt" style:font-style-asian="normal" style:font-weight-asian="normal" style:font-name-complex="Liberation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color="#3465a4" draw:textarea-horizontal-align="justify" draw:textarea-vertical-align="middle" draw:auto-grow-height="false" fo:min-height="0.3354in" fo:min-width="0.7154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draw:marker-start-width="0.228in" draw:marker-end="Arrow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339in" fo:min-width="0.666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791in" fo:min-width="0.9547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3055in" fo:min-width="0.6154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929in" fo:min-width="0.3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43in" fo:min-width="0.56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35in" fo:min-width="0.5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291in" fo:min-width="0.8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508in" fo:min-width="0.4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661in" fo:min-width="0.3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953in" fo:min-width="0.8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35in" fo:min-width="0.5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CST<text:span text:style-name="T5">0006</text:span> – <text:span text:style-name="T7">Computer Programming Foundations</text:span></text:h>
      <text:h text:style-name="P29" text:outline-level="2">INTRODUCTION <text:span text:style-name="T6">to WEEK03</text:span></text:h>
      <text:p text:style-name="P18"><text:span text:style-name="T1">In this lecture and lab section we are going to </text:span><text:span text:style-name="T3">think in terms of</text:span><text:span text:style-name="T2"> algorithms </text:span><text:span text:style-name="T3">by designing two types of pre-code systems.</text:span><text:span text:style-name="T2"> <text:s/></text:span><text:span text:style-name="T4">You should NEVER start writing any part of a program until you understand the problem you want to solve, then break each solution into a set of steps (an algorithm) that will solve your problem.</text:span></text:p>
      <text:p text:style-name="P1">Algorithms are the steps you need to take to solve a problem. <text:s/>Algorithms allow you to break a problem you are trying to solve into a sequence of simple steps. <text:s/>These simple steps will allow you to focus on the task you are trying to solve and not about the rules and syntax of programming languages. <text:s/>It’s always encouraged to create an algorithm for each problem you are trying to solve. <text:s/>Following this advice will allow you to write clean, logical programs, save time and stay focused on each step in the solution you are creating.</text:p>
      <text:p text:style-name="P1"><text:span text:style-name="T10">D</text:span>efining the steps in an algorithm, will keep you from going insane. <text:s/>It keeps you focused on the problem you are trying to solve, by breaking the solution into bite-sized programmable tasks.</text:p>
      <text:p text:style-name="P6">For this lab we are going to use an open source, cross platform office suite called LibreOffice. <text:s/>LibreOffice is the successor to OpenOffice which was acquired by Oracle when it purchased Sun Microsystems. <text:s/></text:p>
      <text:p text:style-name="P6">Download <text:span text:style-name="T15">LibreOffice </text:span>here: <text:a xlink:type="simple" xlink:href="https://www.libreoffice.org/" text:style-name="Internet_20_link" text:visited-style-name="Visited_20_Internet_20_Link">https://www.libreoffice.org</text:a></text:p>
      <text:h text:style-name="P30" text:outline-level="2">Pseudocode</text:h>
      <text:p text:style-name="P6">Pseudocode is a descriptive language, <text:span text:style-name="T11">written in English instead of a programming language. <text:s/>It still follows the basic idea of statements, it doesn’t follow the syntactic rules of programming languages.</text:span></text:p>
      <text:p text:style-name="P5"><text:span text:style-name="T12">Here is an example of the Pseudocode for serving someone alcohol</text:span>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START</text:p>
            <text:p text:style-name="P23"/>
            <text:p text:style-name="P24">BEGIN LOOP</text:p>
            <text:p text:style-name="P23"/>
            <text:p text:style-name="P23">PRINT <text:s text:c="2"/>What is your age?</text:p>
            <text:p text:style-name="P23"/>
            <text:p text:style-name="P23">GET <text:s text:c="4"/>user’s age</text:p>
            <text:p text:style-name="P23"/>
            <text:p text:style-name="P23">STORE <text:s text:c="2"/>age variable into users_age</text:p>
            <text:p text:style-name="P23"/>
            <text:p text:style-name="P23">IF users_age &gt; 18</text:p>
            <text:p text:style-name="P23"/>
            <text:p text:style-name="P23"><text:s text:c="4"/>THEN</text:p>
            <text:p text:style-name="P23"/>
            <text:p text:style-name="P23"><text:s text:c="8"/><text:span text:style-name="T20">DO <text:s/>serve alcohol</text:span></text:p>
            <text:p text:style-name="P23"><text:s text:c="8"/><text:span text:style-name="T20">END LOOP</text:span></text:p>
            <text:p text:style-name="P23"/>
            <text:p text:style-name="P23"><text:s text:c="4"/>ELSE</text:p>
            <text:p text:style-name="P23"/>
            <text:p text:style-name="P23"><text:s text:c="8"/>PRINT '<text:span text:style-name="T26">You’re too young</text:span>!'</text:p>
            <text:p text:style-name="P23"><text:s text:c="8"/><text:span text:style-name="T20">LOOP</text:span></text:p>
            <text:p text:style-name="P23"/>
            <text:p text:style-name="P23">FINISH</text:p>
          </table:table-cell>
        </table:table-row>
      </table:table>
      <text:h text:style-name="P31" text:outline-level="2"><text:soft-page-break/>Pseudocode <text:span text:style-name="T15">Solution</text:span></text:h>
      <text:p text:style-name="P7">We are going to create Pseudocode to boil an egg <text:span text:style-name="T25">in </text:span><text:span text:style-name="T24">LibreOffice Writer</text:span>. <text:s/>For this you will take the <text:span text:style-name="T21">available instruction set</text:span> and the <text:span text:style-name="T21">available items list</text:span> and create a solution for boiling an egg. <text:s/>You don’t have to use all the instructions, but they are there if you need them.</text:p>
      <text:p text:style-name="P7">Here are the rules we are going to use for our Pseudocode.</text:p>
      <text:h text:style-name="P26" text:outline-level="3"><text:span text:style-name="T12">Available </text:span>Instructions</text:h>
      <text:p text:style-name="P7">START</text:p>
      <text:p text:style-name="P16">DO</text:p>
      <text:p text:style-name="P14">PRINT</text:p>
      <text:p text:style-name="P17">GET</text:p>
      <text:p text:style-name="P15">STORE</text:p>
      <text:p text:style-name="P3">IF<text:span text:style-name="T11">/THEN/ELSE</text:span></text:p>
      <text:p text:style-name="P8"><text:span text:style-name="T12">BEGIN </text:span>LOOP<text:span text:style-name="T12">/LOOP/END </text:span>LOOP </text:p>
      <text:p text:style-name="P7">FINISH</text:p>
      <text:h text:style-name="Heading_20_3" text:outline-level="3"><text:span text:style-name="T9">Available </text:span><text:span text:style-name="T8">Items</text:span></text:h>
      <text:p text:style-name="P4">Egg, Water, Pot, Heat, Time</text:p>
      <text:p text:style-name="P11"><text:span text:style-name="T23">NOTE:</text:span><text:span text:style-name="T16"> <text:s/></text:span>You don’t need to go into an in-depth description about opening a cupboard and getting a pot, just say:</text:p>
      <text:p text:style-name="P11"><text:span text:style-name="T19">DO get</text:span> pot</text:p>
      <text:p text:style-name="P14"><text:span text:style-name="T19">DO put</text:span> water into pot</text:p>
      <text:p text:style-name="P9"><text:span text:style-name="T19">DO put</text:span> pot on heat</text:p>
      <text:p text:style-name="P9">…</text:p>
      <text:p text:style-name="P9"/>
      <text:h text:style-name="P27" text:outline-level="3">Marking</text:h>
      <text:p text:style-name="P9">1 mark for <text:span text:style-name="T13">a </text:span>correct algorithm <text:span text:style-name="T13">to solve the problem</text:span></text:p>
      <text:p text:style-name="P12">1 mark for using a LOOP</text:p>
      <text:p text:style-name="P12">1 mark for using an IF (to make a decision)</text:p>
      <text:p text:style-name="P12">1 mark for using <text:span text:style-name="T29">the time item</text:span></text:p>
      <text:p text:style-name="P12">1 mark for saving your document as a PDF and submitting it to blackboard</text:p>
      <text:h text:style-name="P30" text:outline-level="2"><text:soft-page-break/>Flowchart<text:span text:style-name="T27">s</text:span></text:h>
      <text:p text:style-name="P2">Flowcharts are a simple diagram that uses a set of symbols to represent the types of steps needed to create a solution to a given problem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/>
            <text:p text:style-name="P21"/>
            <text:p text:style-name="P21"/>
            <text:p text:style-name="P21"><draw:g text:anchor-type="as-char" draw:z-index="5" draw:name="Shape2" draw:style-name="gr6"><draw:custom-shape draw:name="Shape1" draw:style-name="gr7" draw:text-style-name="P40" xml:id="id1" draw:id="id1" svg:width="0.8134in" svg:height="0.413in" svg:x="2.4283in" svg:y="0in"><text:p text:style-name="P39"><text:span text:style-name="T30">STAR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" draw:style-name="gr8" draw:text-style-name="P40" xml:id="id2" draw:id="id2" svg:width="1.2094in" svg:height="0.4016in" svg:x="2.2335in" svg:y="0.9646in"><text:p text:style-name="P39"><text:span text:style-name="T30">PRIN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3" draw:style-name="gr9" draw:text-style-name="P40" xml:id="id3" draw:id="id3" svg:width="1.2087in" svg:height="0.4012in" svg:x="2.2437in" svg:y="1.8508in"><text:p text:style-name="P39"><text:span text:style-name="T30">GE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10" draw:text-style-name="P40" xml:id="id4" draw:id="id4" svg:width="1.0531in" svg:height="0.428in" svg:x="2.328in" svg:y="2.8075in"><text:p text:style-name="P39"><text:span text:style-name="T30">S</text:span><text:span text:style-name="T30">T</text:span><text:span text:style-name="T30">O</text:span><text:span text:style-name="T30">R</text:span><text:span text:style-name="T30">E</text:span></text:p><draw:enhanced-geometry svg:viewBox="0 0 21600 21600" draw:mirror-horizontal="false" draw:mirror-vertical="false" draw:type="rectangle" draw:enhanced-path="M 0 0 L 21600 0 21600 21600 0 21600 0 0 Z N"/></draw:custom-shape><draw:custom-shape draw:name="Shape9" draw:style-name="gr11" draw:text-style-name="P40" xml:id="id5" draw:id="id5" svg:width="1.2823in" svg:height="0.698in" svg:x="2.2098in" svg:y="3.7402in"><text:p text:style-name="P39"><text:span text:style-name="T30">IF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draw:name="Shape2" draw:style-name="gr12" draw:text-style-name="P42" svg:width="1.5752in" svg:height="0.4724in" svg:x="3.8457in" svg:y="0.9839in"><draw:text-box><text:p text:style-name="P41"><text:span text:style-name="T30">What is your age?</text:span></text:p></draw:text-box></draw:frame><draw:frame draw:name="Shape2" draw:style-name="gr13" draw:text-style-name="P42" svg:width="1.3024in" svg:height="0.3807in" svg:x="3.8035in" svg:y="1.8638in"><draw:text-box><text:p text:style-name="P41"><text:span text:style-name="T30">Age from user</text:span></text:p></draw:text-box></draw:frame><draw:frame draw:name="Shape2" draw:style-name="gr14" draw:text-style-name="P42" svg:width="1.4177in" svg:height="0.4724in" svg:x="3.8457in" svg:y="3.7799in"><draw:text-box><text:p text:style-name="P41"><text:span text:style-name="T30">users_age &gt; 18</text:span></text:p></draw:text-box></draw:frame><draw:frame draw:name="Shape2" draw:style-name="gr15" draw:text-style-name="P42" svg:width="1.4996in" svg:height="0.6594in" svg:x="3.8425in" svg:y="2.8063in"><draw:text-box><text:p text:style-name="P41"><text:span text:style-name="T30">Age into variable</text:span></text:p><text:p text:style-name="P41"><text:span text:style-name="T30">users_age</text:span></text:p></draw:text-box></draw:frame><draw:connector draw:style-name="gr16" draw:text-style-name="P43" draw:type="line" svg:x1="2.8354in" svg:y1="0.413in" svg:x2="2.8382in" svg:y2="0.9654in" draw:start-shape="id1" draw:start-glue-point="8" draw:end-shape="id2" draw:end-glue-point="5" svg:d="M7202-7302l7 1403" svg:viewBox="0 0 9 1404"><text:p/></draw:connector><draw:connector draw:style-name="gr17" draw:text-style-name="P43" draw:type="line" svg:x1="2.8382in" svg:y1="1.3665in" svg:x2="2.848in" svg:y2="1.8516in" draw:start-shape="id2" draw:start-glue-point="8" draw:end-shape="id3" draw:end-glue-point="5" svg:d="M7209-4880l25 1232" svg:viewBox="0 0 26 1233"><text:p/></draw:connector><draw:connector draw:style-name="gr18" draw:text-style-name="P43" draw:type="line" svg:x1="2.848in" svg:y1="2.252in" svg:x2="2.8543in" svg:y2="2.8083in" draw:start-shape="id3" draw:start-glue-point="8" draw:end-shape="id4" draw:end-glue-point="0" svg:d="M7234-2631l16 1413" svg:viewBox="0 0 18 1415"><text:p/></draw:connector><draw:connector draw:style-name="gr19" draw:text-style-name="P43" draw:type="line" svg:x1="2.8543in" svg:y1="3.2358in" svg:x2="2.8508in" svg:y2="3.7402in" draw:start-shape="id4" draw:start-glue-point="2" draw:end-shape="id5" draw:end-glue-point="4" svg:d="M7250-132l-9 1282" svg:viewBox="0 0 11 1284"><text:p/></draw:connector><draw:custom-shape draw:name="Shape1" draw:style-name="gr20" draw:text-style-name="P40" xml:id="id8" draw:id="id8" svg:width="0.8134in" svg:height="0.3732in" svg:x="2.4425in" svg:y="6.202in"><text:p text:style-name="P39"><text:span text:style-name="T30">FINISH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1" draw:text-style-name="P40" xml:id="id7" draw:id="id7" svg:width="1.0524in" svg:height="0.3941in" svg:x="3.4917in" svg:y="4.8035in"><text:p text:style-name="P39"><text:span text:style-name="T30">DO</text:span></text:p><draw:enhanced-geometry svg:viewBox="0 0 21600 21600" draw:mirror-horizontal="false" draw:mirror-vertical="false" draw:type="rectangle" draw:enhanced-path="M 0 0 L 21600 0 21600 21600 0 21600 0 0 Z N"/></draw:custom-shape><draw:frame draw:name="Shape2" draw:style-name="gr22" draw:text-style-name="P42" svg:width="1.2598in" svg:height="0.4724in" svg:x="3.452in" svg:y="5.3154in"><draw:text-box><text:p text:style-name="P41"><text:span text:style-name="T30">Serve alcohol!</text:span></text:p></draw:text-box></draw:frame><draw:frame draw:name="Shape2" draw:style-name="gr23" draw:text-style-name="P42" svg:width="0.748in" svg:height="0.2913in" svg:x="1.8382in" svg:y="4.3307in"><draw:text-box><text:p text:style-name="P41"><text:span text:style-name="T30">ELSE</text:span></text:p></draw:text-box></draw:frame><draw:frame draw:name="Shape2" draw:style-name="gr24" draw:text-style-name="P42" svg:width="0.7094in" svg:height="0.3543in" svg:x="3.2945in" svg:y="4.3307in"><draw:text-box><text:p text:style-name="P41"><text:span text:style-name="T30">THEN</text:span></text:p></draw:text-box></draw:frame><draw:custom-shape draw:name="Shape3" draw:style-name="gr25" draw:text-style-name="P40" xml:id="id6" draw:id="id6" svg:width="1.2087in" svg:height="0.4012in" svg:x="1.1807in" svg:y="4.8035in"><text:p text:style-name="P39"><text:span text:style-name="T30">PRIN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26" draw:text-style-name="P43" svg:x1="2.2098in" svg:y1="4.0898in" svg:x2="1.7846in" svg:y2="4.8039in" draw:start-shape="id5" draw:start-glue-point="5" draw:end-shape="id6" draw:end-glue-point="5" svg:d="M5613 2038h-1080v1814" svg:viewBox="0 0 1081 1815"><text:p/></draw:connector><draw:connector draw:style-name="gr27" draw:text-style-name="P43" svg:x1="3.4917in" svg:y1="4.0898in" svg:x2="4.0173in" svg:y2="4.8039in" draw:start-shape="id5" draw:start-glue-point="7" draw:end-shape="id7" draw:end-glue-point="0" svg:d="M8869 2038h1335v1814" svg:viewBox="0 0 1337 1815"><text:p/></draw:connector><draw:connector draw:style-name="gr28" draw:text-style-name="P43" draw:type="curve" draw:line-skew="-0.7717in" svg:x1="1.3311in" svg:y1="5.0039in" svg:x2="2.3839in" svg:y2="1.1657in" draw:start-shape="id6" draw:start-glue-point="9" draw:end-shape="id2" draw:end-glue-point="9" svg:d="M3381 4360c-4266 0-5603-9750 2674-9750" svg:viewBox="0 0 6057 9753"><text:p/></draw:connector><draw:frame draw:name="Shape2" draw:style-name="gr29" draw:text-style-name="P42" svg:width="1.9689in" svg:height="0.2886in" svg:x="0.7354in" svg:y="5.3429in"><draw:text-box><text:p text:style-name="P41"><text:span text:style-name="T31">You’re too young!</text:span></text:p></draw:text-box></draw:frame><draw:connector draw:style-name="gr30" draw:text-style-name="P43" svg:x1="3.4917in" svg:y1="5in" svg:x2="2.8492in" svg:y2="6.202in" draw:start-shape="id7" draw:start-glue-point="3" draw:end-shape="id8" draw:end-glue-point="4" svg:d="M8869 4350h-1632v3053" svg:viewBox="0 0 1633 3055"><text:p/></draw:connector></draw:g></text:p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2"/>
      <text:h text:style-name="P33" text:outline-level="2"><text:soft-page-break/>Flowchart Programming Symbol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Symbol</text:p>
          </table:table-cell>
          <table:table-cell table:style-name="Table1.A1" office:value-type="string">
            <text:p text:style-name="P22">Name</text:p>
          </table:table-cell>
          <table:table-cell table:style-name="Table1.C1" office:value-type="string">
            <text:p text:style-name="P22">Function</text:p>
          </table:table-cell>
        </table:table-row>
        <table:table-row>
          <table:table-cell table:style-name="Table1.A2" office:value-type="string">
            <text:p text:style-name="P21"><draw:custom-shape text:anchor-type="as-char" draw:z-index="0" draw:name="Shape1" draw:style-name="gr1" draw:text-style-name="P37" svg:width="1.0114in" svg:height="0.47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START/END</text:p>
          </table:table-cell>
          <table:table-cell table:style-name="Table1.C2" office:value-type="string">
            <text:p text:style-name="P20"/>
            <text:p text:style-name="P20">Oval represents a start or end point</text:p>
            <text:p text:style-name="P20"/>
          </table:table-cell>
        </table:table-row>
        <table:table-row>
          <table:table-cell table:style-name="Table1.A2" office:value-type="string">
            <text:p text:style-name="P21"><draw:line text:anchor-type="as-char" draw:z-index="1" draw:name="Shape5" draw:style-name="gr2" draw:text-style-name="P37" svg:x2="0.9634in" svg:y2="0in"><text:p/></draw:line></text:p>
          </table:table-cell>
          <table:table-cell table:style-name="Table1.A2" office:value-type="string">
            <text:p text:style-name="P19">ARROW</text:p>
          </table:table-cell>
          <table:table-cell table:style-name="Table1.C2" office:value-type="string">
            <text:p text:style-name="P20">Arrow represents a connector that shows relationships and logic flow from one state to the next</text:p>
          </table:table-cell>
        </table:table-row>
        <table:table-row>
          <table:table-cell table:style-name="Table1.A2" office:value-type="string">
            <text:p text:style-name="P21"><draw:custom-shape text:anchor-type="as-char" svg:y="-0.2902in" draw:z-index="2" draw:name="Shape6" draw:style-name="gr3" svg:width="1.0953in" svg:height="0.4335in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</table:table-cell>
          <table:table-cell table:style-name="Table1.A2" office:value-type="string">
            <text:p text:style-name="P19">INPUT/OUTPUT</text:p>
          </table:table-cell>
          <table:table-cell table:style-name="Table1.C2" office:value-type="string">
            <text:p text:style-name="P20"/>
            <text:p text:style-name="P20">Parallelogram represents input and output</text:p>
            <text:p text:style-name="P20"/>
          </table:table-cell>
        </table:table-row>
        <table:table-row>
          <table:table-cell table:style-name="Table1.A2" office:value-type="string">
            <text:p text:style-name="P25"><draw:custom-shape text:anchor-type="as-char" draw:z-index="3" draw:name="Shape7" draw:style-name="gr4" svg:width="0.9551in" svg:height="0.479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P19">PROCESS</text:p>
          </table:table-cell>
          <table:table-cell table:style-name="Table1.C2" office:value-type="string">
            <text:p text:style-name="P20"/>
            <text:p text:style-name="P20"><text:span text:style-name="T17">R</text:span>ectangle represents a process</text:p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25"><draw:custom-shape text:anchor-type="as-char" draw:z-index="4" draw:name="Shape8" draw:style-name="gr5" draw:text-style-name="P38" svg:width="1.2307in" svg:height="0.609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/table:table-cell>
          <table:table-cell table:style-name="Table1.A2" office:value-type="string">
            <text:p text:style-name="P19">DECISION</text:p>
          </table:table-cell>
          <table:table-cell table:style-name="Table1.C2" office:value-type="string">
            <text:p text:style-name="P20">Diamond represents a decision and will show the results of an IF statement <text:span text:style-name="T18">True/False will show different arrow paths</text:span></text:p>
          </table:table-cell>
        </table:table-row>
      </table:table>
      <text:p text:style-name="P9"/>
      <text:h text:style-name="P32" text:outline-level="2">Flowchart Solution</text:h>
      <text:p text:style-name="P35">Since <text:span text:style-name="T28">you</text:span> have already created Pseudocode, this step is already half-done. <text:s/><text:span text:style-name="T28">You</text:span> just need to create a flowchart of each step created <text:span text:style-name="T28">of your Pseudocode. <text:s/>Use the above programming symbols to create the flowchart </text:span><text:span text:style-name="T22">LibreOffice Draw</text:span><text:span text:style-name="T14">.</text:span></text:p>
      <text:p text:style-name="P35"/>
      <text:h text:style-name="P28" text:outline-level="3">Marking</text:h>
      <text:p text:style-name="P10">1 mark for <text:span text:style-name="T13">a similar solution as your Pseudocode</text:span></text:p>
      <text:p text:style-name="P13">1 mark for using a <text:span text:style-name="T14">using the correct shapes</text:span></text:p>
      <text:p text:style-name="P13">1 mark for using an <text:span text:style-name="T14">showing an arrow that loops</text:span></text:p>
      <text:p text:style-name="P13">1 mark for using START/END properly</text:p>
      <text:p text:style-name="P13">1 mark for saving your document as a PDF and submitting it to blackbo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2-09T09:50:11.407926068</dc:date>
    <dc:creator>Cory Hilliard</dc:creator>
    <meta:editing-duration>P4DT12H15M43S</meta:editing-duration>
    <meta:editing-cycles>88</meta:editing-cycles>
    <meta:document-statistic meta:table-count="3" meta:image-count="0" meta:object-count="0" meta:page-count="4" meta:paragraph-count="78" meta:word-count="646" meta:character-count="3785" meta:non-whitespace-character-count="3145"/>
  </office:meta>
</office:document-meta>
</file>